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paragraph-rsid="00081740" style:font-weight-asian="bold" style:font-weight-complex="bold"/>
    </style:style>
    <style:style style:name="P4" style:family="paragraph" style:parent-style-name="Standard">
      <style:text-properties fo:font-weight="bold" officeooo:paragraph-rsid="00081740" style:font-weight-asian="bold" style:font-weight-complex="bold"/>
    </style:style>
    <style:style style:name="P5" style:family="paragraph" style:parent-style-name="Standard">
      <style:text-properties fo:font-weight="bold" officeooo:rsid="00042080" officeooo:paragraph-rsid="00081740" style:font-weight-asian="bold" style:font-weight-complex="bold"/>
    </style:style>
    <style:style style:name="P6" style:family="paragraph" style:parent-style-name="Standard">
      <style:text-properties officeooo:paragraph-rsid="00081740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Preformatted_20_Text">
      <style:text-properties style:font-name="Liberation Serif" fo:font-size="12pt" fo:font-weight="bold" officeooo:rsid="000fa611" officeooo:paragraph-rsid="00112ef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paragraph-rsid="00081740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erif" fo:font-size="12pt" fo:font-weight="bold" officeooo:rsid="000fa611" officeooo:paragraph-rsid="00112ef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123dc4" style:font-size-asian="12pt" style:font-weight-asian="bold" style:font-size-complex="12pt" style:font-weight-complex="bold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  <style:style style:name="T4" style:family="text">
      <style:text-properties officeooo:rsid="0007439d"/>
    </style:style>
    <style:style style:name="T5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P6">If created during development, you may also have:</text:p>
      <text:p text:style-name="P4">### trading_dashboard.py</text:p>
      <text:p text:style-name="Standard"><text:tab/><text:tab/><text:tab/><text:tab/><text:tab/><text:tab/><text:tab/></text:p>
      <text:p text:style-name="P2"><text:tab/><text:tab/><text:tab/><text:tab/><text:tab/><text:tab/><text:tab/><text:tab/></text:p>
      <text:p text:style-name="Standard">Live dashboard that shows:<text:tab/><text:tab/><text:tab/><text:tab/></text:p>
      <text:p text:style-name="P1"><text:tab/><text:tab/><text:tab/><text:tab/><text:tab/><text:tab/><text:tab/><text:tab/></text:p>
      <text:p text:style-name="Standard">- <text:s text:c="2"/>equity curve<text:tab/><text:tab/><text:tab/><text:tab/><text:tab/></text:p>
      <text:p text:style-name="Standard">- <text:s text:c="2"/>drawdown<text:tab/><text:tab/><text:tab/><text:tab/><text:tab/><text:tab/><text:tab/></text:p>
      <text:p text:style-name="Standard">- <text:s text:c="2"/>portfolio stats</text:p>
      <text:p text:style-name="Standard"><text:tab/><text:tab/><text:tab/><text:tab/><text:tab/><text:tab/><text:tab/><text:tab/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/>
      <text:p text:style-name="Standard"># Quick Mental Model</text:p>
      <text:p text:style-name="Standard"><text:soft-page-break/></text:p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  <text:p text:style-name="Standard"/>
      <text:p text:style-name="Standard"/>
      <text:p text:style-name="Standard">market_agent.py <text:s text:c="7"/>← main program</text:p>
      <text:p text:style-name="Standard">live_trading.py <text:s text:c="7"/>← trading engine</text:p>
      <text:p text:style-name="Standard">equity_logger.py <text:s text:c="6"/>← logs performance</text:p>
      <text:p text:style-name="Standard">equity_chart.py <text:s text:c="7"/>← saves PNG charts</text:p>
      <text:p text:style-name="Standard"/>
      <text:p text:style-name="Standard">trading_dashboard.py <text:s text:c="2"/>← live monitoring window</text:p>
      <text:p text:style-name="Standard"/>
      <text:p text:style-name="Standard"/>
      <text:p text:style-name="Standard"/>
      <text:p text:style-name="P6"><text:tab/><text:span text:style-name="T2">updated graphs</text:span></text:p>
      <text:p text:style-name="P4">python3 trading_dashboard.py ---<text:span text:style-name="T4">better info</text:span></text:p>
      <text:p text:style-name="P4">python3 live_dashboard.py <text:s text:c="2"/>---<text:span text:style-name="T4">ok to delete</text:span></text:p>
      <text:p text:style-name="P5"><text:tab/>both showing same data</text:p>
      <text:p text:style-name="P4"><text:s/>python chart_viewer.py</text:p>
      <text:p text:style-name="P4"><text:tab/><text:span text:style-name="T1">4way graph, doesn’t update</text:span></text:p>
      <text:p text:style-name="P5">tail equity_log_adaptive_bot.csv</text:p>
      <text:p text:style-name="P4"><text:tab/><text:span text:style-name="T1">log file w/data points</text:span></text:p>
      <text:p text:style-name="P4"/>
      <text:p text:style-name="P4"><text:tab/>*.<text:span text:style-name="T3">png = (graphs)</text:span></text:p>
      <text:p text:style-name="P4"/>
      <text:p text:style-name="P4"/>
      <text:p text:style-name="P4">python3 -m bots.market_agent –cycle</text:p>
      <text:p text:style-name="P4">python3 -m dashboard.trading_dashboard.py</text:p>
      <text:p text:style-name="P4">python3 -m bots.market_agent --auto</text:p>
      <text:h text:style-name="P3" text:outline-level="1"><text:soft-page-break/>6️⃣ How you’ll run the system</text:h>
      <text:p text:style-name="P8">Terminal 1 (bot):</text:p>
      <text:section text:style-name="Sect1" text:name="code-block-viewer">
        <text:p text:style-name="P7">python3 market_agent.py --live</text:p>
        <text:p text:style-name="P9"/>
        <text:p text:style-name="P9">*** </text:p>
        <text:p text:style-name="P9">python3 -m bots.market_agent --live</text:p>
        <text:p text:style-name="P7"/>
      </text:section>
      <text:p text:style-name="P8">Terminal 2 (dashboard):</text:p>
      <text:section text:style-name="Sect1" text:name="Section1">
        <text:p text:style-name="P7"><text:bookmark text:name="code-block-viewer"/>python3 trading_dashboard.py</text:p>
      </text:section>
      <text:p text:style-name="Text_20_body"><text:span text:style-name="T5">Now you get </text:span><text:span text:style-name="Strong_20_Emphasis"><text:span text:style-name="T5">live charts while the bot trades</text:span></text:span><text:span text:style-name="T5">.</text:span></text:p>
      <text:p text:style-name="P10">python3 -m dashboard.trading_dashboard</text:p>
      <text:p text:style-name="P10"/>
      <text:p text:style-name="P12">*** </text:p>
      <text:p text:style-name="P12">python3 -m bots.market_agent --daemon –log</text:p>
      <text:p text:style-name="P12"/>
      <text:p text:style-name="P12">python3 -m bots.market_agent --daemon --log --autotrade --report --reset –live</text:p>
      <text:p text:style-name="P12"/>
      <text:p text:style-name="P12">python3 -m bots.market_agent --crypto --daemon --log --autotrade --reset <text:s/>--li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20T10:14:08.358522854</dc:date>
    <meta:editing-duration>P2DT8H20M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9" meta:paragraph-count="258" meta:word-count="826" meta:character-count="7483" meta:non-whitespace-character-count="6452"/>
  </office:meta>
</office:document-meta>
</file>